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75cm" fo:min-width="23.071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247cm" fo:min-width="0.996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1.244cm" fo:min-width="0.997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246cm" fo:min-width="0.993cm"/>
    </style:style>
    <style:style style:name="gr5" style:family="graphic" style:parent-style-name="standard">
      <style:graphic-properties draw:fill-color="#0065bd" draw:textarea-horizontal-align="justify" draw:textarea-vertical-align="middle" draw:auto-grow-height="false" fo:min-height="1.244cm" fo:min-width="0.993cm"/>
    </style:style>
    <style:style style:name="gr6" style:family="graphic" style:parent-style-name="standard">
      <style:graphic-properties draw:fill="solid" draw:fill-color="#0065bd" draw:textarea-horizontal-align="justify" draw:textarea-vertical-align="middle" draw:auto-grow-height="false" fo:min-height="1.244cm" fo:min-width="0.993cm"/>
    </style:style>
    <style:style style:name="gr7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1.793cm" fo:min-width="2.434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5.888cm" fo:min-width="9.092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3cm" svg:stroke-color="#f04e4d" draw:marker-start-width="0.279cm" draw:marker-end-width="0.279cm" draw:fill="none" draw:textarea-horizontal-align="justify" draw:textarea-vertical-align="middle" draw:auto-grow-height="false" fo:min-height="2.251cm" fo:min-width="2.122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0065bd"/>
      <style:paragraph-properties fo:text-align="center"/>
    </style:style>
    <style:style style:name="P5" style:family="paragraph">
      <loext:graphic-properties draw:fill="solid" draw:fill-color="#0065b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23.571cm" svg:height="15cm" svg:x="2.346cm" svg:y="0.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2.114cm" svg:height="2.117cm" svg:x="3.667cm" svg:y="11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115cm" svg:height="2.112cm" svg:x="10.326cm" svg:y="11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2.109cm" svg:height="2.116cm" svg:x="13.245cm" svg:y="11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115cm" svg:height="2.112cm" svg:x="11.997cm" svg:y="6.9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2.111cm" svg:height="2.112cm" draw:transform="skewX (-0.00191986217719374) rotate (-1.22120687762043) translate (21.675cm 8.8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2.111cm" svg:height="2.112cm" draw:transform="skewX (0.000872664625997148) rotate (-1.22033421299444) translate (24.019cm 8.0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4.222cm" svg:height="2.963cm" draw:transform="skewX (-0.0017453292519943) rotate (-1.22260314102203) translate (24.366cm 6.7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13.636cm" svg:height="8.752cm" svg:x="8.762cm" svg:y="6.1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3.78cm" svg:height="3.609cm" draw:transform="skewX (-0.000523598775598271) rotate (0.712792466514484) translate (2.1cm 11.85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0" draw:text-style-name="P8" draw:layer="layout" svg:width="12.432cm" svg:height="1.987cm" svg:x="2.568cm" svg:y="2.9cm">
            <draw:text-box>
              <text:p text:style-name="P7"><text:span text:style-name="T1">Hit incorrectly merged</text:span></text:p>
              <text:p text:style-name="P7"><text:span text:style-name="T1">and detached from true cluster </text:span></text:p>
            </draw:text-box>
          </draw:frame>
          <draw:line draw:style-name="gr11" draw:text-style-name="P6" draw:layer="layout" svg:x1="12.186cm" svg:y1="4.757cm" svg:x2="19.692cm" svg:y2="8.895cm">
            <text:p/>
          </draw:line>
          <draw:frame draw:style-name="gr12" draw:text-style-name="P10" draw:layer="layout" svg:width="15cm" svg:height="1.276cm" svg:x="6.6cm" svg:y="0.7cm">
            <draw:text-box>
              <text:p text:style-name="P9"><text:span text:style-name="T2">False Mixed (FM)</text:span></text:p>
            </draw:text-box>
          </draw:fram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3T17:13:07.106707283</meta:creation-date>
    <dc:date>2025-05-23T17:15:52.172850834</dc:date>
    <meta:editing-duration>PT2M46S</meta:editing-duration>
    <meta:editing-cycles>1</meta:editing-cycles>
    <meta:document-statistic meta:object-count="39"/>
    <meta:generator>LibreOffice/7.3.7.2$Linux_X86_64 LibreOffice_project/30$Build-2</meta:generator>
  </office:meta>
</office:document-meta>
</file>